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Source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Source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mptySour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Source.toSAX(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mptySource.EmptySource( String 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mpty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Sour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Sourc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